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d63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d63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d63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d63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d63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d63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d63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d63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d63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d63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d63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d63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d63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d63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d63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d63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d63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Iriannys Cineret Mayora Marti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Libertador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0367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Alexis Villeg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801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8.2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5" meta:non-whitespace-character-count="999"/>
    <meta:template xlink:type="simple" xlink:actuate="onRequest" xlink:title="Normal" xlink:href=""/>
  </office:meta>
</office:document-meta>
</file>